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  <text:sequence-decl text:display-outline-level="0" text:name="Listing"/>
      </text:sequence-decls>
      <text:p text:style-name="OrgTitle"><text:title>中山教會禮拜堂影音系統規劃 version 40524-1</text:title></text:p>
      <text:p text:style-name="OrgTitle"/>
      <text:p text:style-name="OrgSubtitle"><text:initial-creator>light</text:initial-creator></text:p>
      <text:p text:style-name="OrgSubtitle"/>
      <text:p text:style-name="OrgSubtitle"><text:date style:data-style-name="N75" text:date-value="2014-05-24T10:57:25+08:00">24  5月 2014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代號解釋(*所標示者為預計採購的設備)</text:a></text:p>
          <text:p text:style-name="Contents_20_2"><text:a xlink:type="simple" xlink:href="#sec-1-1">1.1. 訊號線材型別類</text:a></text:p>
          <text:p text:style-name="Contents_20_3"><text:a xlink:type="simple" xlink:href="#sec-1-1-1">1.1.1. AV</text:a></text:p>
          <text:p text:style-name="Contents_20_3"><text:a xlink:type="simple" xlink:href="#sec-1-1-2">1.1.2. CVC</text:a></text:p>
          <text:p text:style-name="Contents_20_3"><text:a xlink:type="simple" xlink:href="#sec-1-1-3">1.1.3. c-cable</text:a></text:p>
          <text:p text:style-name="Contents_20_3"><text:a xlink:type="simple" xlink:href="#sec-1-1-4">1.1.4. VGA</text:a></text:p>
          <text:p text:style-name="Contents_20_2"><text:a xlink:type="simple" xlink:href="#sec-1-2">1.2. 訊號轉換設備類</text:a></text:p>
          <text:p text:style-name="Contents_20_3"><text:a xlink:type="simple" xlink:href="#sec-1-2-1">1.2.1. sw01*, sw03</text:a></text:p>
          <text:p text:style-name="Contents_20_3"><text:a xlink:type="simple" xlink:href="#sec-1-2-2">1.2.2. sw02</text:a></text:p>
          <text:p text:style-name="Contents_20_3"><text:a xlink:type="simple" xlink:href="#sec-1-2-3">1.2.3. dp01, dp02*</text:a></text:p>
          <text:p text:style-name="Contents_20_3"><text:a xlink:type="simple" xlink:href="#sec-1-2-4">1.2.4. tr01*</text:a></text:p>
          <text:p text:style-name="Contents_20_3"><text:a xlink:type="simple" xlink:href="#sec-1-2-5">1.2.5. dp03*</text:a></text:p>
          <text:p text:style-name="Contents_20_3"><text:a xlink:type="simple" xlink:href="#sec-1-2-6">1.2.6. mx01</text:a></text:p>
          <text:p text:style-name="Contents_20_2"><text:a xlink:type="simple" xlink:href="#sec-1-3">1.3. 人機介面類</text:a></text:p>
          <text:p text:style-name="Contents_20_3"><text:a xlink:type="simple" xlink:href="#sec-1-3-1">1.3.1. PC</text:a></text:p>
          <text:p text:style-name="Contents_20_3"><text:a xlink:type="simple" xlink:href="#sec-1-3-2">1.3.2. NB</text:a></text:p>
          <text:p text:style-name="Contents_20_3"><text:a xlink:type="simple" xlink:href="#sec-1-3-3">1.3.3. DVD</text:a></text:p>
          <text:p text:style-name="Contents_20_3"><text:a xlink:type="simple" xlink:href="#sec-1-3-4">1.3.4. DR</text:a></text:p>
          <text:p text:style-name="Contents_20_3"><text:a xlink:type="simple" xlink:href="#sec-1-3-5">1.3.5. PJ01</text:a></text:p>
          <text:p text:style-name="Contents_20_3"><text:a xlink:type="simple" xlink:href="#sec-1-3-6">1.3.6. MR01, MR02</text:a></text:p>
          <text:p text:style-name="Contents_20_3"><text:a xlink:type="simple" xlink:href="#sec-1-3-7">1.3.7. TV01, TV02…</text:a></text:p>
          <text:p text:style-name="Contents_20_3"><text:a xlink:type="simple" xlink:href="#sec-1-3-8">1.3.8. sound source</text:a></text:p>
          <text:p text:style-name="Contents_20_1"><text:a xlink:type="simple" xlink:href="#sec-2">2. 系統設計圖</text:a></text:p>
        </text:index-body>
      </text:table-of-content>
      <text:h text:style-name="Heading_20_1" text:outline-level="1"><text:bookmark-start text:name="OrgXref.sec-1"/><text:bookmark text:name="sec-1"/>代號解釋(*所標示者為預計採購的設備)<text:bookmark-end text:name="OrgXref.sec-1"/></text:h>
      <text:h text:style-name="Heading_20_2" text:outline-level="2"><text:bookmark-start text:name="OrgXref.sec-1-1"/><text:bookmark text:name="sec-1-1"/>訊號線材型別類<text:bookmark-end text:name="OrgXref.sec-1-1"/></text:h>
      <text:h text:style-name="Heading_20_3" text:outline-level="3"><text:bookmark-start text:name="OrgXref.sec-1-1-1"/><text:bookmark text:name="sec-1-1-1"/>AV<text:bookmark-end text:name="OrgXref.sec-1-1-1"/></text:h>
      <text:p text:style-name="Text_20_body">
AV端子(Composite video connector，又稱複合端子)

</text:p>
      <text:h text:style-name="Heading_20_3" text:outline-level="3"><text:bookmark-start text:name="OrgXref.sec-1-1-2"/><text:bookmark text:name="sec-1-1-2"/>CVC<text:bookmark-end text:name="OrgXref.sec-1-1-2"/></text:h>
      <text:p text:style-name="Text_20_body">
色差端子(Component Video Connector)

</text:p>
      <text:h text:style-name="Heading_20_3" text:outline-level="3"><text:bookmark-start text:name="OrgXref.sec-1-1-3"/><text:bookmark text:name="sec-1-1-3"/>c-cable<text:bookmark-end text:name="OrgXref.sec-1-1-3"/></text:h>
      <text:p text:style-name="Text_20_body">
同軸電纜(Coaxial cable)

</text:p>
      <text:h text:style-name="Heading_20_3" text:outline-level="3"><text:bookmark-start text:name="OrgXref.sec-1-1-4"/><text:bookmark text:name="sec-1-1-4"/>VGA<text:bookmark-end text:name="OrgXref.sec-1-1-4"/></text:h>
      <text:p text:style-name="Text_20_body">
VGA端子（其他的名稱包括RGB端子，D-sub 15，或mini D15），是一種3排共15針的DE-15。VGA端子通常在電腦的顯示卡、顯示器及其他設備。是用作傳送模擬訊號。

</text:p>
      <text:h text:style-name="Heading_20_2" text:outline-level="2"><text:bookmark-start text:name="OrgXref.sec-1-2"/><text:bookmark text:name="sec-1-2"/>訊號轉換設備類<text:bookmark-end text:name="OrgXref.sec-1-2"/></text:h>
      <text:h text:style-name="Heading_20_3" text:outline-level="3"><text:bookmark-start text:name="OrgXref.sec-1-2-1"/><text:bookmark text:name="sec-1-2-1"/>sw01*, sw03<text:bookmark-end text:name="OrgXref.sec-1-2-1"/></text:h>
      <text:p text:style-name="Text_20_body">
視訊切換器，可用家用電視盒取代

</text:p>
      <text:h text:style-name="Heading_20_3" text:outline-level="3"><text:bookmark-start text:name="OrgXref.sec-1-2-2"/><text:bookmark text:name="sec-1-2-2"/>sw02<text:bookmark-end text:name="OrgXref.sec-1-2-2"/></text:h>
      <text:p text:style-name="Text_20_body">
VGA訊號一對多切換器

</text:p>
      <text:h text:style-name="Heading_20_3" text:outline-level="3"><text:bookmark-start text:name="OrgXref.sec-1-2-3"/><text:bookmark text:name="sec-1-2-3"/>dp01, dp02*<text:bookmark-end text:name="OrgXref.sec-1-2-3"/></text:h>
      <text:p text:style-name="Text_20_body">
VGA訊號一對多分配器

</text:p>
      <text:h text:style-name="Heading_20_3" text:outline-level="3"><text:bookmark-start text:name="OrgXref.sec-1-2-4"/><text:bookmark text:name="sec-1-2-4"/>tr01*<text:bookmark-end text:name="OrgXref.sec-1-2-4"/></text:h>
      <text:p text:style-name="Text_20_body">
轉換器，D-sub接頭轉AV端子

</text:p>
      <text:h text:style-name="Heading_20_3" text:outline-level="3"><text:bookmark-start text:name="OrgXref.sec-1-2-5"/><text:bookmark text:name="sec-1-2-5"/>dp03*<text:bookmark-end text:name="OrgXref.sec-1-2-5"/></text:h>
      <text:p text:style-name="Text_20_body">
AV端子一對多接頭

</text:p>
      <text:h text:style-name="Heading_20_3" text:outline-level="3"><text:bookmark-start text:name="OrgXref.sec-1-2-6"/><text:bookmark text:name="sec-1-2-6"/>mx01<text:bookmark-end text:name="OrgXref.sec-1-2-6"/></text:h>
      <text:p text:style-name="Text_20_body">
影音混和器，將分別的影像與聲音訊號混合成單一輸出，提供長距離影音轉播使用

</text:p>
      <text:h text:style-name="Heading_20_2" text:outline-level="2"><text:bookmark-start text:name="OrgXref.sec-1-3"/><text:bookmark text:name="sec-1-3"/>人機介面類<text:bookmark-end text:name="OrgXref.sec-1-3"/></text:h>
      <text:h text:style-name="Heading_20_3" text:outline-level="3"><text:bookmark-start text:name="OrgXref.sec-1-3-1"/><text:bookmark text:name="sec-1-3-1"/>PC<text:bookmark-end text:name="OrgXref.sec-1-3-1"/></text:h>
      <text:p text:style-name="Text_20_body">
桌上型個人電腦

</text:p>
      <text:h text:style-name="Heading_20_3" text:outline-level="3"><text:bookmark-start text:name="OrgXref.sec-1-3-2"/><text:bookmark text:name="sec-1-3-2"/>NB<text:bookmark-end text:name="OrgXref.sec-1-3-2"/></text:h>
      <text:p text:style-name="Text_20_body">
攜帶型電腦

</text:p>
      <text:h text:style-name="Heading_20_3" text:outline-level="3"><text:bookmark-start text:name="OrgXref.sec-1-3-3"/><text:bookmark text:name="sec-1-3-3"/>DVD<text:bookmark-end text:name="OrgXref.sec-1-3-3"/></text:h>
      <text:p text:style-name="Text_20_body">
DVD player

</text:p>
      <text:h text:style-name="Heading_20_3" text:outline-level="3"><text:bookmark-start text:name="OrgXref.sec-1-3-4"/><text:bookmark text:name="sec-1-3-4"/>DR<text:bookmark-end text:name="OrgXref.sec-1-3-4"/></text:h>
      <text:p text:style-name="Text_20_body">
數位錄影機

</text:p>
      <text:h text:style-name="Heading_20_3" text:outline-level="3"><text:bookmark-start text:name="OrgXref.sec-1-3-5"/><text:bookmark text:name="sec-1-3-5"/>PJ01<text:bookmark-end text:name="OrgXref.sec-1-3-5"/></text:h>
      <text:p text:style-name="Text_20_body">
禮拜堂前投影機

</text:p>
      <text:h text:style-name="Heading_20_3" text:outline-level="3"><text:bookmark-start text:name="OrgXref.sec-1-3-6"/><text:bookmark text:name="sec-1-3-6"/>MR01, MR02<text:bookmark-end text:name="OrgXref.sec-1-3-6"/></text:h>
      <text:p text:style-name="Text_20_body">
LCD電腦螢幕

</text:p>
      <text:h text:style-name="Heading_20_3" text:outline-level="3"><text:bookmark-start text:name="OrgXref.sec-1-3-7"/><text:bookmark text:name="sec-1-3-7"/>TV01, TV02…<text:bookmark-end text:name="OrgXref.sec-1-3-7"/></text:h>
      <text:p text:style-name="Text_20_body">
轉播電視機

</text:p>
      <text:h text:style-name="Heading_20_3" text:outline-level="3"><text:bookmark-start text:name="OrgXref.sec-1-3-8"/><text:bookmark text:name="sec-1-3-8"/>sound source<text:bookmark-end text:name="OrgXref.sec-1-3-8"/></text:h>
      <text:p text:style-name="Text_20_body">
聲音來源，從聲音mixer來的音源

</text:p>
      <text:h text:style-name="Heading_20_1" text:outline-level="1"><text:bookmark-start text:name="OrgXref.sec-2"/><text:bookmark text:name="sec-2"/>系統設計圖<text:bookmark-end text:name="OrgXref.sec-2"/></text:h>
      <text:p text:style-name="OrgSrcBlock">+----+</text:p>
      <text:p text:style-name="OrgSrcBlock">|<text:s/>PC<text:s/>|</text:p>
      <text:p text:style-name="OrgSrcBlock">+----+</text:p>
      <text:p text:style-name="OrgSrcBlock"><text:s/>|</text:p>
      <text:p text:style-name="OrgSrcBlock">(VGA)</text:p>
      <text:p text:style-name="OrgSrcBlock"><text:s/><text:s/><text:s/><text:s/><text:s/>|</text:p>
      <text:p text:style-name="OrgSrcBlock"><text:s/>V<text:s/><text:s/><text:s/><text:s/><text:s/><text:s/><text:s/><text:s/><text:s/><text:s/><text:s/><text:s/><text:s/><text:s/><text:s/><text:s/><text:s/><text:s/><text:s/><text:s/><text:s/><text:s/><text:s/><text:s/><text:s/><text:s/>+-----+</text:p>
      <text:p text:style-name="OrgSrcBlock">[sw01]---&lt;---(AV/CVC)---&lt;---|<text:s/>DVD<text:s/>|</text:p>
      <text:p text:style-name="OrgSrcBlock"><text:s/>|<text:s/><text:s/><text:s/><text:s/><text:s/><text:s/><text:s/><text:s/><text:s/><text:s/><text:s/><text:s/><text:s/><text:s/><text:s/><text:s/><text:s/><text:s/><text:s/><text:s/><text:s/><text:s/><text:s/><text:s/><text:s/><text:s/>+-----+</text:p>
      <text:p text:style-name="OrgSrcBlock">(VGA)</text:p>
      <text:p text:style-name="OrgSrcBlock"><text:s/>|</text:p>
      <text:p text:style-name="OrgSrcBlock"><text:s/>V<text:s/><text:s/><text:s/><text:s/><text:s/><text:s/><text:s/><text:s/><text:s/><text:s/><text:s/>+----+</text:p>
      <text:p text:style-name="OrgSrcBlock">[dp01]<text:s/><text:s/><text:s/><text:s/><text:s/><text:s/><text:s/>|<text:s/>NB<text:s/>|</text:p>
      <text:p text:style-name="OrgSrcBlock"><text:s/>|<text:s/><text:s/><text:s/><text:s/><text:s/><text:s/><text:s/><text:s/><text:s/><text:s/><text:s/>+----+</text:p>
      <text:p text:style-name="OrgSrcBlock">(VGA)<text:s/><text:s/><text:s/><text:s/><text:s/><text:s/><text:s/><text:s/><text:s/><text:s/>|</text:p>
      <text:p text:style-name="OrgSrcBlock"><text:s/>|<text:s/><text:s/><text:s/><text:s/><text:s/><text:s/><text:s/><text:s/><text:s/><text:s/><text:s/><text:s/>(VGA)</text:p>
      <text:p text:style-name="OrgSrcBlock"><text:s/>|<text:s/><text:s/><text:s/><text:s/><text:s/><text:s/><text:s/><text:s/><text:s/><text:s/><text:s/><text:s/><text:s/>|</text:p>
      <text:p text:style-name="OrgSrcBlock"><text:s/>V<text:s/><text:s/><text:s/><text:s/><text:s/><text:s/><text:s/><text:s/><text:s/><text:s/><text:s/><text:s/><text:s/>V<text:s/><text:s/><text:s/><text:s/><text:s/><text:s/><text:s/><text:s/><text:s/><text:s/><text:s/><text:s/><text:s/><text:s/><text:s/><text:s/><text:s/>+------+</text:p>
      <text:p text:style-name="OrgSrcBlock"><text:s/>++-----&gt;-----[sw02]---&gt;(VGA)---&gt;|<text:s/>PJ01<text:s/>|</text:p>
      <text:p text:style-name="OrgSrcBlock"><text:s/>|<text:s/><text:s/><text:s/><text:s/><text:s/><text:s/><text:s/><text:s/><text:s/><text:s/><text:s/><text:s/><text:s/><text:s/><text:s/><text:s/><text:s/><text:s/><text:s/><text:s/><text:s/><text:s/><text:s/><text:s/><text:s/><text:s/><text:s/><text:s/><text:s/><text:s/><text:s/>+------+</text:p>
      <text:p text:style-name="OrgSrcBlock"><text:s/>V<text:s/><text:s/><text:s/><text:s/><text:s/><text:s/><text:s/><text:s/><text:s/><text:s/><text:s/>+------+</text:p>
      <text:p text:style-name="OrgSrcBlock"><text:s/>++----&gt;-----|<text:s/>MR01<text:s/>|</text:p>
      <text:p text:style-name="OrgSrcBlock"><text:s/>|<text:s/><text:s/><text:s/><text:s/><text:s/><text:s/><text:s/><text:s/><text:s/><text:s/><text:s/>+------+</text:p>
      <text:p text:style-name="OrgSrcBlock">(VGA)</text:p>
      <text:p text:style-name="OrgSrcBlock"><text:s/>|</text:p>
      <text:p text:style-name="OrgSrcBlock"><text:s/>V</text:p>
      <text:p text:style-name="OrgSrcBlock">[sw03]&lt;-----(c-cable)-----CA01</text:p>
      <text:p text:style-name="OrgSrcBlock"><text:s/>|</text:p>
      <text:p text:style-name="OrgSrcBlock">(VGA)</text:p>
      <text:p text:style-name="OrgSrcBlock"><text:s/>V</text:p>
      <text:p text:style-name="OrgSrcBlock">[dp02]</text:p>
      <text:p text:style-name="OrgSrcBlock"><text:s/>|</text:p>
      <text:p text:style-name="OrgSrcBlock">(VGA)</text:p>
      <text:p text:style-name="OrgSrcBlock"><text:s/>|<text:s/><text:s/><text:s/><text:s/><text:s/><text:s/><text:s/><text:s/><text:s/><text:s/><text:s/>+------+</text:p>
      <text:p text:style-name="OrgSrcBlock"><text:s/>++----&gt;-----|<text:s/>MR02<text:s/>|</text:p>
      <text:p text:style-name="OrgSrcBlock"><text:s/>|<text:s/><text:s/><text:s/><text:s/><text:s/><text:s/><text:s/><text:s/><text:s/><text:s/><text:s/>+------+</text:p>
      <text:p text:style-name="OrgSrcBlock">[tr01]</text:p>
      <text:p text:style-name="OrgSrcBlock"><text:s/>|</text:p>
      <text:p text:style-name="OrgSrcBlock">(AV)</text:p>
      <text:p text:style-name="OrgSrcBlock"><text:s/>|</text:p>
      <text:p text:style-name="OrgSrcBlock"><text:s/>|<text:s/><text:s/><text:s/><text:s/><text:s/><text:s/><text:s/><text:s/><text:s/><text:s/><text:s/><text:s/>+----+</text:p>
      <text:p text:style-name="OrgSrcBlock">[dp03]--&gt;-----|<text:s/>DR<text:s/>|</text:p>
      <text:p text:style-name="OrgSrcBlock"><text:s/>|<text:s/><text:s/><text:s/><text:s/><text:s/><text:s/><text:s/><text:s/><text:s/><text:s/><text:s/><text:s/>+----+</text:p>
      <text:p text:style-name="OrgSrcBlock"><text:s/>|<text:s/><text:s/><text:s/><text:s/><text:s/><text:s/><text:s/><text:s/><text:s/><text:s/><text:s/><text:s/><text:s/><text:s/>^</text:p>
      <text:p text:style-name="OrgSrcBlock"><text:s/>V<text:s/><text:s/><text:s/><text:s/><text:s/><text:s/><text:s/><text:s/><text:s/><text:s/><text:s/><text:s/><text:s/><text:s/>|</text:p>
      <text:p text:style-name="OrgSrcBlock">[mx01]&lt;-----(sound<text:s/>source)</text:p>
      <text:p text:style-name="OrgSrcBlock"><text:s/>|</text:p>
      <text:p text:style-name="OrgSrcBlock">(c-cable)</text:p>
      <text:p text:style-name="OrgSrcBlock"><text:s/>|</text:p>
      <text:p text:style-name="OrgSrcBlock"><text:s/>V<text:s/><text:s/><text:s/><text:s/><text:s/><text:s/><text:s/><text:s/>+------+</text:p>
      <text:p text:style-name="OrgSrcBlock"><text:s/>++-------|<text:s/>TV01<text:s/>|</text:p>
      <text:p text:style-name="OrgSrcBlock"><text:s/>|<text:s/><text:s/><text:s/><text:s/><text:s/><text:s/><text:s/><text:s/>+------+</text:p>
      <text:p text:style-name="OrgSrcBlock"><text:s/>|</text:p>
      <text:p text:style-name="OrgSrcBlock"><text:s/>|<text:s/><text:s/><text:s/><text:s/><text:s/><text:s/><text:s/><text:s/>+------+</text:p>
      <text:p text:style-name="OrgSrcBlock"><text:s/>++-------|<text:s/>TV02<text:s/>|</text:p>
      <text:p text:style-name="OrgSrcBlock"><text:s/>|<text:s/><text:s/><text:s/><text:s/><text:s/><text:s/><text:s/><text:s/>+------+</text:p>
      <text:p text:style-name="OrgSrcBlockLastLine"><text:s/>|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5deb3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ight</dc:creator>
    <meta:initial-creator>light</meta:initial-creator>
    <dc:date>2014-05-24T10:57:25+08:00</dc:date>
    <meta:creation-date>2014-05-24T10:57:25+08:00</meta:creation-date>
    <meta:generator>Org-7.9.3f/Emacs-24.3.1</meta:generator>
    <meta:keyword/>
    <dc:subject/>
    <dc:title>中山教會禮拜堂影音系統規劃 version 40524-1</dc:title>
  </office:meta>
</office:document-meta>
</file>